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d1d1d1"/>
    </style:style>
    <style:style style:name="gr1" style:family="graphic" style:parent-style-name="standard">
      <style:graphic-properties draw:stroke="none" draw:fill="solid" draw:fill-color="#d1d1d1" draw:textarea-horizontal-align="justify" draw:textarea-vertical-align="middle" draw:auto-grow-height="false" fo:min-height="14.038cm" fo:min-width="24.9cm"/>
    </style:style>
    <style:style style:name="gr2" style:family="graphic" style:parent-style-name="standard">
      <style:graphic-properties draw:stroke="none" draw:stroke-dash="Dash_20_Dot_20_3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solid" draw:fill-color="#d1d1d1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Domyślny">
        <draw:custom-shape draw:style-name="gr1" draw:text-style-name="P1" draw:layer="layout" svg:width="25.4cm" svg:height="14.288cm" svg:x="0cm" svg:y="0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7.998cm" svg:height="6.398cm" svg:x="8.801cm" svg:y="4cm" svg:viewBox="0 0 7999 6399" svg:d="M2724 6171c-81-22-126-106-103-186l1706-5877c23-80 106-125 186-102l763 221c80 22 125 106 102 186l-1706 5877c-19 65-77 108-142 109h-4c-13 0-26-2-40-6zM2605 4411c57-62 53-159-10-215l-1133-997 1133-996c63-56 69-154 10-215l-544-580c-56-60-151-63-212-6l-1801 1687c-31 28-47 66-48 104v11c1 38 17 76 48 104l1801 1689c61 57 156 55 212-7zM7952 3309c30-28 46-66 47-104v-11c-1-38-17-75-47-103l-1801-1690c-60-56-155-54-213 6l-543 580c-58 61-54 159 10 215l1132 997-1132 997c-64 56-69 153-10 215l543 579c56 62 151 64 213 8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25T20:46:23.753000000</dc:date>
    <dc:creator>Cezary Dołęga</dc:creator>
    <meta:editing-duration>PT7M4S</meta:editing-duration>
    <meta:editing-cycles>3</meta:editing-cycles>
    <meta:generator>LibreOffice/7.3.1.3$Windows_X86_64 LibreOffice_project/a69ca51ded25f3eefd52d7bf9a5fad8c90b87951</meta:generator>
    <meta:document-statistic meta:object-count="2"/>
  </office:meta>
</office:document-meta>
</file>